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Tamanho do Alinhamento</text:p>
          </table:table-cell>
          <table:table-cell table:style-name="ce1" office:value-type="string" calcext:value-type="string">
            <text:p>Tamanho do alinhamento/3</text:p>
          </table:table-cell>
          <table:table-cell table:style-name="ce1" office:value-type="string" calcext:value-type="string">
            <text:p>Tamanho da Proteína</text:p>
          </table:table-cell>
          <table:table-cell table:style-name="ce1" office:value-type="string" calcext:value-type="string">
            <text:p>Divisão</text:p>
          </table:table-cell>
          <table:table-cell table:style-name="ce1" office:value-type="string" calcext:value-type="string">
            <text:p>Porcentagem de Aminoácidos Alinhado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3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03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.6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03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6.3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.6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.6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.6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.6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.6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.6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.6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01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.66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.66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.66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.66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4.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07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4.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07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4.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07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4.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07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3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0.33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0.33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0.33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0.33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02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2.3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0.04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2.3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0.04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2.3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2.3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2.3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.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6.6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6.6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6.6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0.04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6.6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6.6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6.6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6.6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6.6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6.6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6.6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6.6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6.6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09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09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09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09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04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04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04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10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10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5.6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5.6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5.6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5.6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5.6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5.6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5.6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42.33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9.6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7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9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9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9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9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0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0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0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0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0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0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0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0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0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0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0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0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0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0.6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9.6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03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1" calcext:value-type="float">
            <text:p>7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1" calcext:value-type="float">
            <text:p>7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1" calcext:value-type="float">
            <text:p>7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1" calcext:value-type="float">
            <text:p>7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5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53.6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0.29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50.33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08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61.6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2.3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2.3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2.3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61.33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2.3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2.3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2.3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2.3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25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13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9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13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9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13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9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13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9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13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9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13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09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3" calcext:value-type="float">
            <text:p>7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3" calcext:value-type="float">
            <text:p>7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78.3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3" calcext:value-type="float">
            <text:p>8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3" calcext:value-type="float">
            <text:p>8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3" calcext:value-type="float">
            <text:p>8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3" calcext:value-type="float">
            <text:p>8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3" calcext:value-type="float">
            <text:p>8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3" calcext:value-type="float">
            <text:p>8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3" calcext:value-type="float">
            <text:p>8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3" calcext:value-type="float">
            <text:p>8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3" calcext:value-type="float">
            <text:p>8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3" calcext:value-type="float">
            <text:p>8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3" calcext:value-type="float">
            <text:p>8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3" calcext:value-type="float">
            <text:p>8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83.3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83.3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06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104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18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104.3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18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7" calcext:value-type="float">
            <text:p>9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29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99.6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99.6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99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0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99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0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99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0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2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2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2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2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4" calcext:value-type="float">
            <text:p>10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2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2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2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2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2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2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03.6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2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2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2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32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112.66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30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3" calcext:value-type="float">
            <text:p>12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0.29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3" calcext:value-type="float">
            <text:p>12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0.29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125.66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0.29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129.3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0.30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123.6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30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125.6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31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135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135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135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135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135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135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6" calcext:value-type="float">
            <text:p>13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6" calcext:value-type="float">
            <text:p>13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36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36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" calcext:value-type="float">
            <text:p>1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138.33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0.27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141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141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141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141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141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141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141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141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141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145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145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4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153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5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153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5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17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14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17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14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17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14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17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14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17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14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17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14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17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14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170.3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14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177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9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177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9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177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9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80" calcext:value-type="float">
            <text:p>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0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99.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196.33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0.32</text:p>
          </table:table-cell>
          <table:table-cell office:value-type="percentage" office:value="0.32" calcext:value-type="percentage">
            <text:p>32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4">00/00/0000</text:date>, <text:time style:data-style-name="N2" text:time-value="10:56:25.8604198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18:22:20.977598439</meta:creation-date>
    <dc:date>2021-07-24T14:50:47.802126044</dc:date>
    <meta:editing-duration>PT3H57M30S</meta:editing-duration>
    <meta:editing-cycles>126</meta:editing-cycles>
    <meta:generator>LibreOffice/5.1.6.2$Linux_X86_64 LibreOffice_project/10m0$Build-2</meta:generator>
    <meta:document-statistic meta:table-count="1" meta:cell-count="2675" meta:object-count="0"/>
  </office:meta>
</office:document-meta>
</file>